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T1" style:family="text">
      <style:text-properties officeooo:rsid="000a6c77"/>
    </style:style>
    <style:style style:name="T2" style:family="text">
      <style:text-properties officeooo:rsid="000dd6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The</text:p>
      <text:p text:style-name="P2">Guard Files</text:p>
      <text:p text:style-name="P2"/>
      <text:p text:style-name="P2"/>
      <text:p text:style-name="P2"/>
      <text:p text:style-name="P2"/>
      <text:p text:style-name="P2"/>
      <text:p text:style-name="P2"/>
      <text:p text:style-name="P3"><text:soft-page-break/>Dans une usine dont la situation géographique est protéger, un fichier inconnu fut installer dans les ordinateurs de la maintenance. Ce fichier avait une conscience et ce matérialisa dans le monde réel en utilisant des matière proche. <text:span text:style-name="T1">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2">C’est, le cœur emplie de bravoure, que Réparion partie affronter les Buglians devenant ainsi, « The Guard Files ».</text:span></text:p>
      <text:p text:style-name="P3"/>
      <text:p text:style-name="P3">« <text:span text:style-name="T2">The Guard Files » est un souls-like platformer utilisant le drag and drop pour avancer dans le monde de la maintenance où vous incarner Réparion, un fichier qui a été installer pour vaincre les Buglians dans des décor originaux.</text:span></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T Octosquares Trl Blc" svg:font-family="'TT Octosquares Trl Bl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09:25:26.866000000</meta:creation-date>
    <meta:generator>LibreOffice/7.4.0.3$Windows_X86_64 LibreOffice_project/f85e47c08ddd19c015c0114a68350214f7066f5a</meta:generator>
    <dc:date>2023-05-02T09:55:07.396000000</dc:date>
    <meta:editing-duration>PT29M44S</meta:editing-duration>
    <meta:editing-cycles>4</meta:editing-cycles>
    <meta:document-statistic meta:table-count="0" meta:image-count="0" meta:object-count="0" meta:page-count="2" meta:paragraph-count="4" meta:word-count="167" meta:character-count="1029" meta:non-whitespace-character-count="866"/>
  </office:meta>
</office:document-meta>
</file>